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9186" officeooo:paragraph-rsid="00079186"/>
    </style:style>
    <style:style style:name="P2" style:family="paragraph" style:parent-style-name="Standard">
      <style:paragraph-properties fo:text-align="justify" style:justify-single-word="false"/>
      <style:text-properties officeooo:rsid="00079186" officeooo:paragraph-rsid="00079186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79186" officeooo:paragraph-rsid="0007918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officeooo:rsid="00079186" officeooo:paragraph-rsid="00079186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79186" officeooo:paragraph-rsid="00079186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79186" officeooo:paragraph-rsid="00079186" style:font-size-asian="14pt" style:font-size-complex="14pt"/>
    </style:style>
    <style:style style:name="P7" style:family="paragraph" style:parent-style-name="Standard">
      <style:paragraph-properties fo:line-height="150%"/>
      <style:text-properties fo:font-size="14pt" officeooo:rsid="00079186" officeooo:paragraph-rsid="00079186" style:font-size-asian="14pt" style:font-size-complex="14pt"/>
    </style:style>
    <style:style style:name="P8" style:family="paragraph" style:parent-style-name="Standard">
      <style:text-properties fo:font-size="14pt" officeooo:rsid="000822e5" officeooo:paragraph-rsid="000822e5" style:font-size-asian="14pt" style:font-size-complex="14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2.25pt" style:font-weight-asian="bold" style:font-size-complex="14pt" style:font-weight-complex="bold"/>
    </style:style>
    <style:style style:name="T4" style:family="text">
      <style:text-properties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822e5" style:font-weight-asian="normal" style:font-weight-complex="normal"/>
    </style:style>
    <style:style style:name="T8" style:family="text">
      <style:text-properties officeooo:rsid="000822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4 ЛАБОРАТОРНАЯ РАБОТА №4</text:p>
      <text:p text:style-name="P3">КОМАНДНЫЕ ФАЙЛЫ SH ИЛИ CSH</text:p>
      <text:p text:style-name="P1"/>
      <text:p text:style-name="P1"><text:tab/><text:span text:style-name="T2">Цель работы:</text:span></text:p>
      <text:p text:style-name="P1"><text:span text:style-name="T1"><text:tab/>Cоздание файлов настройки и освоение программирования в среде sh или</text:span></text:p>
      <text:p text:style-name="P1"><text:span text:style-name="T1">csh.</text:span></text:p>
      <text:p text:style-name="P1"/>
      <text:p text:style-name="P1"><text:span text:style-name="T3"><text:tab/>4.1 Ход работы</text:span></text:p>
      <text:p text:style-name="P1"/>
      <text:p text:style-name="P1"><text:span text:style-name="T3"><text:tab/></text:span><text:span text:style-name="T4">А) Текст файла .cshrc</text:span></text:p>
      <text:p text:style-name="P1"/>
      <text:p text:style-name="P1"><text:span text:style-name="T4">#!/bin/tcsh</text:span></text:p>
      <text:p text:style-name="P1"><text:span text:style-name="T4"></text:span></text:p>
      <text:p text:style-name="P1"><text:span text:style-name="T4">echo t-user started tcsh at `date` &gt;&gt; /home/t-user/test</text:span></text:p>
      <text:p text:style-name="P1"><text:span text:style-name="T4">alias ls 'ls --color'</text:span></text:p>
      <text:p text:style-name="P1"/>
      <text:p text:style-name="P1"><text:span text:style-name="T4"><text:tab/>Б) Текст файла .login</text:span></text:p>
      <text:p text:style-name="P1"/>
      <text:p text:style-name="P1"><text:span text:style-name="T4">#!/bin/tcsh</text:span></text:p>
      <text:p text:style-name="P1"><text:span text:style-name="T4"></text:span></text:p>
      <text:p text:style-name="P1"><text:span text:style-name="T4">echo t-user loged into system at `date` &gt;&gt; /home/t-user/test</text:span></text:p>
      <text:p text:style-name="P1"/>
      <text:p text:style-name="P1"><text:span text:style-name="T4"><text:tab/>B) Текст файла .logout</text:span></text:p>
      <text:p text:style-name="P1"/>
      <text:p text:style-name="P1"><text:span text:style-name="T4">#!/bin/tcsh</text:span></text:p>
      <text:p text:style-name="P1"><text:span text:style-name="T4"></text:span></text:p>
      <text:p text:style-name="P1"><text:span text:style-name="T4">echo t-user loged out from system at `date` &gt;&gt; /home/t-user/test</text:span></text:p>
      <text:p text:style-name="P1"/>
      <text:p text:style-name="P2"><text:span text:style-name="T4"><text:tab/>Г) N11. Командный файл, который в каталоге, указанном первым аргументом командой строки, выбирает из всех файлов строки, в которых есть слова,указанные в качестве шаблона вторым аргументом ком. строки. Выдаватьдиагностическое сообщение, если нет заданного шаблона или нет каталога;выводить имена файлов, в которых есть искомые слова.</text:span></text:p>
      <text:p text:style-name="P2"/>
      <text:p text:style-name="P4">#!/bin/sh</text:p>
      <text:p text:style-name="P4"/>
      <text:p text:style-name="P4">echo $0</text:p>
      <text:p text:style-name="P4">if ! [ -d $1 ]</text:p>
      <text:p text:style-name="P4">then</text:p>
      <text:p text:style-name="P4"><text:tab/>echo "Directory does not exists"</text:p>
      <text:p text:style-name="P4"><text:tab/>exit 1 </text:p>
      <text:p text:style-name="P4">fi</text:p>
      <text:p text:style-name="P4"/>
      <text:p text:style-name="P4">for file in `ls $1`</text:p>
      <text:p text:style-name="P4">do</text:p>
      <text:p text:style-name="P4"><text:tab/>if [ -f ${1}/$file ] </text:p>
      <text:p text:style-name="P4"><text:soft-page-break/><text:tab/>then </text:p>
      <text:p text:style-name="P4"><text:tab/><text:tab/>grep -H -E $2 ${1}/$file </text:p>
      <text:p text:style-name="P4"><text:tab/>fi</text:p>
      <text:p text:style-name="P4">done</text:p>
      <text:p text:style-name="P4">exit 0</text:p>
      <text:p text:style-name="P4"/>
      <text:p text:style-name="P7"><text:tab/><text:span text:style-name="T8">Результаты работы командного файла:</text:span></text:p>
      <text:p text:style-name="P8">selld@selld-Lenovo-G580:~/code/sysprog$ ./laba4.sh interpretator/source include</text:p>
      <text:p text:style-name="P8">./laba4.sh</text:p>
      <text:p text:style-name="P8">interpretator/source/builtin.c:#include &lt;builtin.h&gt;</text:p>
      <text:p text:style-name="P8">interpretator/source/main.c:#include &lt;main.h&gt;</text:p>
      <text:p text:style-name="P8">interpretator/source/my_string.c:#include &lt;my_string.h&gt;</text:p>
      <text:p text:style-name="P8">interpretator/source/start_process.c:#include &lt;start_process.h&gt;</text:p>
      <text:p text:style-name="P4"/>
      <text:p text:style-name="P5"><text:span text:style-name="T5">ВЫВОДЫ</text:span></text:p>
      <text:p text:style-name="P6"><text:span text:style-name="T5"><text:tab/></text:span><text:span text:style-name="T6">В ходе лабораторной работы были </text:span><text:span text:style-name="T7">изучены файлы настройки для интерпретаторов csh и bash. Интерпретатор csh запускает файл .cshrc при каждом запуске интерпретатора, это позволяет настраивать алиасы, историю, автодополнение, а также лог запусков интерпретатора. Также существуют файлы .login и .logout, которые запускаются при первом логине пользователя в систему и при выходе пользователя из системы соответственно. Аналогичные файлы .bashrc, .bash_login и .bash_logout имеет командный интерпретатор bash.</text:span></text:p>
      <text:p text:style-name="P6"><text:span text:style-name="T7"><text:tab/>Также был написан сценарий командной оболочки который находит в заданном каталоге файлы в которых есть строки удовлетворяющие некоторому шаблону. Для сравнения значений, а также проверки типов была использована утилита test, которую также можно записывать как [ ]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23:06:32.528305090</meta:creation-date>
    <dc:date>2014-11-06T23:41:55.676619347</dc:date>
    <meta:editing-duration>PT15M21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2" meta:paragraph-count="45" meta:word-count="276" meta:character-count="2083" meta:non-whitespace-character-count="1813"/>
  </office:meta>
</office:document-meta>
</file>